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" svg:font-family="Courier, monospace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Arial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Table7" style:family="table">
      <style:table-properties style:width="14.649cm" table:align="margins" style:may-break-between-rows="false"/>
    </style:style>
    <style:style style:name="Table7.A" style:family="table-column">
      <style:table-column-properties style:column-width="1.773cm" style:rel-column-width="7931*"/>
    </style:style>
    <style:style style:name="Table7.B" style:family="table-column">
      <style:table-column-properties style:column-width="2.962cm" style:rel-column-width="13250*"/>
    </style:style>
    <style:style style:name="Table7.C" style:family="table-column">
      <style:table-column-properties style:column-width="9.915cm" style:rel-column-width="4435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 style:data-style-name="N0">
      <style:table-cell-properties style:vertical-align="top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1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4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5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6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7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8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29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0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1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B3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Bibliography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15cm" style:type="right" style:leader-style="dotted" style:leader-text="."/>
        </style:tab-stops>
      </style:paragraph-properties>
    </style:style>
    <style:style style:name="P7" style:family="paragraph" style:parent-style-name="Preformatted_20_Text">
      <style:paragraph-properties fo:margin-left="1.307cm" fo:margin-right="1.282cm" fo:text-indent="0cm" style:auto-text-indent="false"/>
    </style:style>
    <style:style style:name="P8" style:family="paragraph" style:parent-style-name="Preformatted_20_Text">
      <style:paragraph-properties fo:margin-left="1.355cm" fo:margin-right="1.307cm" fo:text-indent="0cm" style:auto-text-indent="fals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Heading">
      <style:text-properties fo:font-size="22pt" officeooo:rsid="000c45ce" officeooo:paragraph-rsid="000c45ce"/>
    </style:style>
    <style:style style:name="P11" style:family="paragraph" style:parent-style-name="Text_20_body">
      <style:text-properties officeooo:paragraph-rsid="000c45ce"/>
    </style:style>
    <style:style style:name="P12" style:family="paragraph" style:parent-style-name="Text_20_body">
      <style:text-properties officeooo:paragraph-rsid="000df8c3"/>
    </style:style>
    <style:style style:name="P13" style:family="paragraph" style:parent-style-name="Preformatted_20_Text">
      <style:text-properties officeooo:rsid="000fc889" officeooo:paragraph-rsid="000fc889"/>
    </style:style>
    <style:style style:name="P14" style:family="paragraph" style:parent-style-name="Preformatted_20_Text">
      <style:text-properties officeooo:rsid="00109f0b" officeooo:paragraph-rsid="00109f0b"/>
    </style:style>
    <style:style style:name="P15" style:family="paragraph" style:parent-style-name="Preformatted_20_Text">
      <style:text-properties officeooo:rsid="001107f6" officeooo:paragraph-rsid="001107f6"/>
    </style:style>
    <style:style style:name="P16" style:family="paragraph" style:parent-style-name="Standard" style:list-style-name="L1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0c45ce" officeooo:paragraph-rsid="000c45ce"/>
    </style:style>
    <style:style style:name="P19" style:family="paragraph" style:parent-style-name="Heading_20_1">
      <style:paragraph-properties fo:break-before="page"/>
      <style:text-properties officeooo:rsid="000df8c3" officeooo:paragraph-rsid="000df8c3"/>
    </style:style>
    <style:style style:name="P20" style:family="paragraph" style:parent-style-name="Heading_20_1">
      <style:paragraph-properties fo:break-before="page"/>
      <style:text-properties officeooo:rsid="00109f0b" officeooo:paragraph-rsid="00109f0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 style:list-style-name="L2"/>
    <style:style style:name="P23" style:family="paragraph" style:parent-style-name="Text_20_body">
      <style:text-properties officeooo:rsid="0012f0ba" officeooo:paragraph-rsid="0012f0ba"/>
    </style:style>
    <style:style style:name="T1" style:family="text">
      <style:text-properties officeooo:rsid="000c45ce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PSC2 Software Build Guide</text:p>
      <text:p text:style-name="Text_20_body"/>
      <text:p text:style-name="Text_20_body">Prepared By: Peter Milne</text:p>
      <text:p text:style-name="Text_20_body">Date:<text:tab/> Date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ext:soft-page-break/>
          <table:table-row>
            <table:table-cell table:style-name="Table7.A1" office:value-type="string">
              <text:p text:style-name="Table_20_Heading">Rev</text:p>
            </table:table-cell>
            <table:table-cell table:style-name="Table7.A1" office:value-type="string">
              <text:p text:style-name="Table_20_Heading">Dat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2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  <table:table-row>
          <table:table-cell table:style-name="Table7.A33" office:value-type="string">
            <text:p text:style-name="P2"/>
          </table:table-cell>
          <table:table-cell table:style-name="Table7.B33" office:value-type="string">
            <text:p text:style-name="P2"/>
          </table:table-cell>
          <table:table-cell table:style-name="Table7.C33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5">1 Introduction<text:tab/>4</text:p>
          <text:p text:style-name="P6">1.1 Intro1<text:tab/>4</text:p>
          <text:p text:style-name="P6">1.2 Intended Audience<text:tab/>4</text:p>
          <text:p text:style-name="P6">1.3 Scope<text:tab/>4</text:p>
          <text:p text:style-name="P6">1.4 Glossary<text:tab/>4</text:p>
          <text:p text:style-name="P6">1.5 References<text:tab/>5</text:p>
          <text:p text:style-name="P6">1.6 Notation<text:tab/>5</text:p>
          <text:p text:style-name="P5">2 Body<text:tab/>6</text:p>
          <text:p text:style-name="P6">2.1 Body2<text:tab/>6</text:p>
        </text:index-body>
      </text:table-of-content>
      <text:p text:style-name="Contents_20_Heading"/>
      <text:p text:style-name="Standard"/>
      <text:p text:style-name="P4">Copyright and Attribution.</text:p>
      <text:p text:style-name="Standard">Document created using OpenOffice.Org <text:s text:c="2"/><text:a xlink:type="simple" xlink:href="http://www.openoffice.org/" text:style-name="Internet_20_link" text:visited-style-name="Visited_20_Internet_20_Link">www.openoffice.org</text:a>.</text:p>
      <text:p text:style-name="Standard"/>
      <text:p text:style-name="Standard"/>
      <text:p text:style-name="Standard">This document and D-TACQ Software comprising platform Linux port, Linux kernel modules and most applications are released under GNU GPL/FDL:</text:p>
      <text:p text:style-name="Standard"/>
      <text:p text:style-name="Standard">Document:</text:p>
      <text:p text:style-name="Standard"/>
      <text:p text:style-name="P7">Copyright (c) 2004-11 Peter Milne, D-TACQ Solutions Ltd.</text:p>
      <text:p text:style-name="P7"/>
      <text:p text:style-name="P7">Permission is granted to copy, distribute and/or modify this document under the terms of the GNU Free Documentation License, Version 1.2, with no Invariant Sections, no Front-Cover Texts, and no Back-Cover Texts. </text:p>
      <text:p text:style-name="P7"/>
      <text:p text:style-name="Standard">Software:</text:p>
      <text:p text:style-name="Standard"/>
      <text:p text:style-name="P8">Copyright (C) 2004-11 Peter Milne, D-TACQ Solutions Ltd.</text:p>
      <text:p text:style-name="P8"/>
      <text:p text:style-name="P8">This program is free software; you can redistribute it and/or modify it under the terms of the GNU General Public License version 2 as published by the Free Software Foundation.</text:p>
      <text:p text:style-name="P8"/>
      <text:p text:style-name="P8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8"/>
      <text:p text:style-name="P8">You should have received a copy of the GNU General Public License <text:s text:c="2"/>along with this program; if not, write to the Free Software Foundation, Inc., 59 Temple Place, Suite 330, Boston, MA <text:s/>02111-1307 <text:s/>USA</text:p>
      <text:p text:style-name="Standard"/>
      <text:p text:style-name="P9"/>
      <text:p text:style-name="Standard"/>
      <text:h text:style-name="P17" text:outline-level="1">Introduction</text:h>
      <text:h text:style-name="Heading_20_2" text:outline-level="2">Intro1</text:h>
      <text:p text:style-name="Text_20_body"/>
      <text:h text:style-name="Heading_20_2" text:outline-level="2">Intended Audience</text:h>
      <text:p text:style-name="Text_20_body"/>
      <text:h text:style-name="Heading_20_2" text:outline-level="2">Scope</text:h>
      <text:p text:style-name="Text_20_body"/>
      <text:h text:style-name="Heading_20_2" text:outline-level="2">Glossary</text:h>
      <text:p text:style-name="Text_20_body"/>
      <text:p text:style-name="Text_20_body"/>
      <text:h text:style-name="P21" text:outline-level="2">References</text:h>
      <text:list xml:id="list3537682794" text:style-name="L1">
        <text:list-item>
          <text:p text:style-name="P16"><text:reference-mark text:name="RefICD"/>Interface Control Document ICD : this is the primary command reference, and is unchanged from the 1G product range, except where overridden by new commands (see Appendix)</text:p>
        </text:list-item>
        <text:list-item>
          <text:p text:style-name="P16"><text:reference-mark text:name="RefHIG"/><text:span text:style-name="T2">ACQxxx</text:span> Hardware Installation Guide</text:p>
        </text:list-item>
        <text:list-item>
          <text:p text:style-name="P16"><text:reference-mark text:name="RefDtNasDaQ"/>D-TACQ Network Attached Satellite Data Acquisition (dtNasDaq.pdf)</text:p>
        </text:list-item>
        <text:list-item>
          <text:p text:style-name="P16">SoftwareInstallationGuideR3</text:p>
        </text:list-item>
        <text:list-item>
          <text:p text:style-name="P16">Intel 80321 IO Processor Developer's Manual (273517-002)</text:p>
        </text:list-item>
      </text:list>
      <text:p text:style-name="Standard"/>
      <text:h text:style-name="Heading_20_2" text:outline-level="2">Notation</text:h>
      <text:list xml:id="list4011117402" text:style-name="L2">
        <text:list-item>
          <text:p text:style-name="P22"><text:span text:style-name="Definition">command</text:span> <text:s text:c="2"/>: indicates name of a program (command)</text:p>
        </text:list-item>
        <text:list-item>
          <text:p text:style-name="P22"><text:span text:style-name="PreformattedTextWords">preformatted text</text:span> : literal input or output from terminal session.</text:p>
        </text:list-item>
        <text:list-item>
          <text:p text:style-name="P22"><text:span text:style-name="Defined_20_Term">Defined Term</text:span> : some term or acronym specific to this domain (perhaps referenced in the glossary)</text:p>
        </text:list-item>
      </text:list>
      <text:p text:style-name="Text_20_body"/>
      <text:h text:style-name="P18" text:outline-level="1">Kernel</text:h>
      <text:p text:style-name="P23">uses standard ACQ400 Kernel:</text:p>
      <text:p text:style-name="P23"><text:a xlink:type="simple" xlink:href="https://github.com/D-TACQ/acq400_kernel" text:style-name="Internet_20_link" text:visited-style-name="Visited_20_Internet_20_Link">https://github.com/D-TACQ/acq400_kernel</text:a></text:p>
      <text:p text:style-name="P23"/>
      <text:h text:style-name="P18" text:outline-level="1">Buildroot</text:h>
      <text:p text:style-name="P11"/>
      <text:p text:style-name="Preformatted_20_Text"/>
      <text:p text:style-name="Preformatted_20_Text">[pgm@hoy5 ~]$ cd PROJECTS/buildroot.cpsc2/</text:p>
      <text:p text:style-name="Preformatted_20_Text"/>
      <text:p text:style-name="Preformatted_20_Text">pgm@hoy5 buildroot.cpsc2]$ cat .git/config </text:p>
      <text:p text:style-name="Preformatted_20_Text">[core]</text:p>
      <text:p text:style-name="Preformatted_20_Text"><text:tab/>repositoryformatversion = 0</text:p>
      <text:p text:style-name="Preformatted_20_Text"><text:tab/>filemode = true</text:p>
      <text:p text:style-name="Preformatted_20_Text"><text:tab/>bare = false</text:p>
      <text:p text:style-name="Preformatted_20_Text"><text:tab/>logallrefupdates = true</text:p>
      <text:p text:style-name="Preformatted_20_Text">[remote "origin"]</text:p>
      <text:p text:style-name="Preformatted_20_Text"><text:tab/>url = /home/pgm/PROJECTS/buildroot</text:p>
      <text:p text:style-name="Preformatted_20_Text"><text:tab/>fetch = +refs/heads/*:refs/remotes/origin/*</text:p>
      <text:p text:style-name="Preformatted_20_Text">[branch "acq400"]</text:p>
      <text:p text:style-name="Preformatted_20_Text"><text:tab/>remote = origin</text:p>
      <text:p text:style-name="Preformatted_20_Text"><text:tab/>merge = refs/heads/acq400</text:p>
      <text:p text:style-name="Preformatted_20_Text"/>
      <text:p text:style-name="Preformatted_20_Text">[remote "github"]</text:p>
      <text:p text:style-name="Preformatted_20_Text"><text:tab/>url = git@github.com:petermilne/acq400_buildroot.git</text:p>
      <text:p text:style-name="Preformatted_20_Text"><text:tab/>fetch = +refs/heads/*:refs/remotes/github/*</text:p>
      <text:p text:style-name="Preformatted_20_Text">[branch "cpsc2"]</text:p>
      <text:p text:style-name="Preformatted_20_Text"><text:tab/>remote = github</text:p>
      <text:p text:style-name="Preformatted_20_Text"><text:tab/>merge = refs/heads/cpsc2</text:p>
      <text:p text:style-name="Preformatted_20_Text"/>
      <text:p text:style-name="Preformatted_20_Text">board/d-tacq/cpsc2/</text:p>
      <text:p text:style-name="Preformatted_20_Text"/>
      <text:p text:style-name="Preformatted_20_Text"/>
      <text:p text:style-name="P13">To Build: </text:p>
      <text:p text:style-name="P13">make</text:p>
      <text:p text:style-name="P13"/>
      <text:p text:style-name="P13"/>
      <text:p text:style-name="Preformatted_20_Text"/>
      <text:h text:style-name="P19" text:outline-level="1">FIT IMAGE</text:h>
      <text:p text:style-name="P12"/>
      <text:p text:style-name="Preformatted_20_Text">/home/pgm/PROJECTS/CPSC2/FIT</text:p>
      <text:p text:style-name="Preformatted_20_Text"/>
      <text:p text:style-name="Preformatted_20_Text">[pgm@hoy5 FIT]$ ./make.image </text:p>
      <text:p text:style-name="Preformatted_20_Text">gzip: rootfs.ext2.gz already exists; do you wish to overwrite (y or n)? y</text:p>
      <text:p text:style-name="Preformatted_20_Text"/>
      <text:p text:style-name="Preformatted_20_Text">/usr/bin/mkimage -f uImage.its uImage.ub</text:p>
      <text:p text:style-name="Preformatted_20_Text">[ "$USER" = "pgm" ] &amp;&amp; scp uImage.ub <text:a xlink:type="simple" xlink:href="mailto:peter@endor" text:style-name="Internet_20_link" text:visited-style-name="Visited_20_Internet_20_Link">peter@endor</text:a>:/home/tftpboot/cpsc2</text:p>
      <text:p text:style-name="Preformatted_20_Text"/>
      <text:p text:style-name="Preformatted_20_Text"/>
      <text:h text:style-name="P20" text:outline-level="1">NFS ROOT</text:h>
      <text:p text:style-name="Preformatted_20_Text"/>
      <text:p text:style-name="P14"># All packages deployed to ./usr/local/packages</text:p>
      <text:p text:style-name="P14"># All packages unpacked prior to load (NFS root is RO, cannot unpack on load</text:p>
      <text:p text:style-name="P14"># hmm, with overlayfs, actually, we could ..</text:p>
      <text:p text:style-name="Preformatted_20_Text"/>
      <text:p text:style-name="Preformatted_20_Text">[pgm@hoy5 CPSC2]$ scp PACKAGES/39-transient-1903270916.tgz <text:a xlink:type="simple" xlink:href="mailto:peter@endor" text:style-name="Internet_20_link" text:visited-style-name="Visited_20_Internet_20_Link">peter@endor</text:a>:/home/cpsc2/usr/local/packages</text:p>
      <text:p text:style-name="Preformatted_20_Text"/>
      <text:p text:style-name="Preformatted_20_Text">[peter@eigg-fs cpsc2]$ tar xvzf usr/local/packages/39-transient-1903270916.tgz</text:p>
      <text:p text:style-name="Preformatted_20_Text"/>
      <text:p text:style-name="Preformatted_20_Text"/>
      <text:p text:style-name="Preformatted_20_Text"/>
      <text:p text:style-name="P15">For ACQ400DRV (was acq420fmc) : ./deploy.nfs</text:p>
      <text:p text:style-name="P15"/>
      <text:p text:style-name="P15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" svg:font-family="Courier, monospace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horndale" svg:font-family="Thorndale" style:font-family-generic="roman" style:font-pitch="variable"/>
    <style:font-face style:name="Arial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pitch="variable" fo:font-style="normal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style-name="Regular" style:font-family-generic="swiss" style:font-pitch="variable" fo:font-size="20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7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Courier New" fo:font-family="'Courier New'" style:font-style-name="Normal" style:font-family-generic="modern" style:font-pitch="fixed" fo:font-size="10.5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" fo:font-family="'DejaVu Sans'" style:font-style-name="Book" style:font-family-generic="swiss" style:font-pitch="variable" fo:font-size="10pt" fo:font-weight="normal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.command" style:display-name="Text body.command" style:family="paragraph" style:parent-style-name="Text_20_body">
      <style:paragraph-properties fo:line-height="100%"/>
      <style:text-properties style:font-name="Courier" fo:font-family="Courier, monospace" fo:font-weight="bold" style:font-name-asian="Courier" style:font-family-asian="Courier, monospace" style:font-weight-asian="bold" style:font-name-complex="Courier" style:font-family-complex="Courier, monospace" style:font-weight-complex="bold"/>
    </style:style>
    <style:style style:name="PostIt" style:family="paragraph" style:parent-style-name="Text_20_body" style:next-style-name="Text_20_body">
      <loext:graphic-properties draw:fill="solid" draw:fill-color="#ffff00" draw:opacity="100%"/>
      <style:paragraph-properties fo:background-color="#ffff00" fo:padding="0.051cm" fo:border="0.06pt solid #000000" fo:keep-with-next="always">
        <style:tab-stops/>
      </style:paragraph-properties>
      <style:text-properties fo:font-style="normal" fo:background-color="#ffff00"/>
    </style:style>
    <style:style style:name="TableContents2" style:family="paragraph" style:parent-style-name="Table_20_Contents" style:class="extra">
      <style:text-properties fo:font-size="10.5pt" fo:font-weight="normal"/>
    </style:style>
    <style:style style:name="PreformattedTextBox" style:family="paragraph" style:parent-style-name="Preformatted_20_Text">
      <style:paragraph-properties fo:keep-together="always" fo:padding="0.051cm" fo:border="0.06pt solid #000000"/>
      <style:text-properties style:font-name="DejaVu Sans" fo:font-family="'DejaVu Sans'" style:font-style-name="Book" style:font-family-generic="swiss" style:font-pitch="variable" fo:font-weight="normal"/>
    </style:style>
    <style:style style:name="AbstractText" style:family="paragraph" style:parent-style-name="Standard">
      <style:paragraph-properties fo:line-height="150%">
        <style:tab-stops/>
      </style:paragraph-properties>
      <style:text-properties style:font-name="Times New Roman1" fo:font-family="'Times New Roman'" style:font-style-name="Regular" style:font-pitch="variable"/>
    </style:style>
    <style:style style:name="AbstractTitle1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 fo:font-size="14pt" fo:font-weight="bold"/>
    </style:style>
    <style:style style:name="AbstractAuthor" style:family="paragraph" style:parent-style-name="Standard">
      <style:paragraph-properties fo:text-align="center" style:justify-single-word="false"/>
      <style:text-properties style:font-name="Times New Roman1" fo:font-family="'Times New Roman'" style:font-style-name="Regular" style:font-pitch="variable"/>
    </style:style>
    <style:style style:name="AbstractAffiliation" style:family="paragraph" style:parent-style-name="AbstractAuthor">
      <style:text-properties fo:font-style="italic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style-name="Normal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xampl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ition" style:family="text">
      <style:text-properties style:font-name="DejaVu Sans1" fo:font-family="'DejaVu Sans'" style:font-style-name="Bold" style:font-family-generic="swiss" style:font-pitch="variable" fo:font-size="10pt" fo:font-weight="bol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PreformattedTextWords" style:family="text" style:parent-style-name="Teletype">
      <style:text-properties style:font-name="DejaVu Sans" fo:font-family="'DejaVu Sans'" style:font-style-name="Book" style:font-family-generic="swiss" style:font-pitch="variable" fo:font-size="10pt" fo:font-weight="normal" fo:background-color="transparen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Defined_20_Term" style:display-name="Defined Term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standard" style:family="graphic">
      <style:graphic-properties fo:margin-left="0cm" fo:margin-right="0cm" fo:margin-top="0cm" fo:margin-bottom="0cm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/>
    <style:style style:name="text" style:family="graphic" style:parent-style-name="standard"/>
    <style:style style:name="textbody" style:family="graphic" style:parent-style-name="standard"/>
    <style:style style:name="textbodyjustfied" style:family="graphic" style:parent-style-name="standard"/>
    <style:style style:name="textbodyindent" style:family="graphic" style:parent-style-name="standard">
      <style:graphic-properties fo:margin-left="0cm" fo:margin-right="0cm"/>
    </style:style>
    <style:style style:name="title" style:family="graphic" style:parent-style-name="standard"/>
    <style:style style:name="title1" style:family="graphic" style:parent-style-name="standard"/>
    <style:style style:name="title2" style:family="graphic" style:parent-style-name="standard">
      <style:graphic-properties fo:margin-left="0.199cm" fo:margin-right="0.199cm" fo:margin-top="0.101cm" fo:margin-bottom="0.101cm"/>
    </style:style>
    <style:style style:name="headline" style:family="graphic" style:parent-style-name="standard">
      <style:graphic-properties fo:margin-top="0.42cm" fo:margin-bottom="0.21cm"/>
    </style:style>
    <style:style style:name="headline1" style:family="graphic" style:parent-style-name="standard">
      <style:graphic-properties fo:margin-top="0.42cm" fo:margin-bottom="0.21cm"/>
    </style:style>
    <style:style style:name="headline2" style:family="graphic" style:parent-style-name="standard">
      <style:graphic-properties fo:margin-top="0.42cm" fo:margin-bottom="0.21cm"/>
    </style:style>
    <style:style style:name="measure" style:family="graphic" style:parent-style-name="standard"/>
    <text:outline-style style:name="Outline"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0c45ce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Caption"><text:span text:style-name="MT1">CPSC2 SBG</text:span><text:tab/><text:tab/>D-TACQ Solutions Ltd </text:p>
      </style:header>
      <style:footer>
        <text:p text:style-name="MP1">Rev <text:span text:style-name="MT1">1</text:span><text:tab/>Page <text:page-number text:select-page="current">10</text:page-number><text:s/>of <text:page-count>10</text:page-count><text:tab/>Date: <text:span text:style-name="MT1">13 March 2019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dc:title>CSPC2 Software Build Guide</dc:title>
    <meta:creation-date>2019-03-13T14:17:17.637620171</meta:creation-date>
    <meta:editing-cycles>4</meta:editing-cycles>
    <meta:editing-duration>PT14H13M42S</meta:editing-duration>
    <dc:date>2019-04-01T20:12:29.483105732</dc:date>
    <meta:document-statistic meta:table-count="1" meta:image-count="0" meta:object-count="0" meta:page-count="10" meta:paragraph-count="83" meta:word-count="489" meta:character-count="3406" meta:non-whitespace-character-count="2980"/>
    <meta:user-defined meta:name="Info 1"/>
    <meta:user-defined meta:name="Info 2"/>
    <meta:user-defined meta:name="Info 3"/>
    <meta:user-defined meta:name="Info 4"/>
    <meta:template xlink:type="simple" xlink:actuate="onRequest" xlink:title="D-Tacq_AAB_DocTemplate" xlink:href="../../../../D-Tacq/Docs/Templates/D-Tacq_AAB_DocTemplate.ott" meta:date="2019-03-13T14:17:17.201807159"/>
  </office:meta>
</office:document-meta>
</file>